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dddddd" draw:opacity="100%"/>
      <style:paragraph-properties fo:background-color="#dddddd"/>
      <style:text-properties officeooo:rsid="001fb96a" officeooo:paragraph-rsid="001fb96a"/>
    </style:style>
    <style:style style:name="P2" style:family="paragraph" style:parent-style-name="Standard">
      <loext:graphic-properties draw:fill="none" draw:fill-color="#ffffff" draw:opacity="100%"/>
      <style:paragraph-properties fo:background-color="transparent"/>
      <style:text-properties officeooo:rsid="001fb96a" officeooo:paragraph-rsid="001fb96a"/>
    </style:style>
    <style:style style:name="T1" style:family="text">
      <style:text-properties officeooo:rsid="001fcb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kjnjkn</text:p>
      <text:p text:style-name="P1">knlknmlk</text:p>
      <text:p text:style-name="P1">lknlkmlk</text:p>
      <text:p text:style-name="P1"/>
      <text:p text:style-name="P2"><text:s/><text:span text:style-name="T1">This is a tes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5:19:02.910716179</meta:creation-date>
    <dc:date>2024-11-07T16:27:06.909458296</dc:date>
    <meta:editing-duration>PT1H8M4S</meta:editing-duration>
    <meta:editing-cycles>2</meta:editing-cycles>
    <meta:generator>LibreOffice/24.8.2.1$MacOSX_X86_64 LibreOffice_project/0f794b6e29741098670a3b95d60478a65d05ef13</meta:generator>
    <meta:document-statistic meta:table-count="0" meta:image-count="0" meta:object-count="0" meta:page-count="1" meta:paragraph-count="4" meta:word-count="7" meta:character-count="38" meta:non-whitespace-character-count="34"/>
  </office:meta>
</office:document-meta>
</file>